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5" office:value-type="string">
            <text:p>2022-07-03_07-12-12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8">
            <text:p>38</text:p>
          </table:table-cell>
          <table:table-cell table:style-name="ce5" office:value-type="string">
            <text:p>2022-07-04_07-21-16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9">
            <text:p>49</text:p>
          </table:table-cell>
          <table:table-cell table:style-name="ce5" office:value-type="string">
            <text:p>2022-07-05_07-15-2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string">
            <text:p>2022-07-03_01-30-47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5" office:value-type="string">
            <text:p>2022-07-03_23-57-2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:PHOTO 寝た時刻 / 2022">
            <text:p>:m :PHOTO 寝た時刻 / 2022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8">
            <text:p>48</text:p>
          </table:table-cell>
          <table:table-cell table:style-name="ce5" office:value-type="string">
            <text:p>2022-07-05_01-28-2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:PHOTO 寝た時刻 / 2022">
            <text:p>:m :PHOTO 寝た時刻 / 2022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5" office:value-type="string">
            <text:p>2022-07-02_19-01-11_000.jpg</text:p>
          </table:table-cell>
          <table:table-cell table:style-name="ce27" office:value-type="string">
            <text:p>:m :篠笛,shinobue #*# / session-memo / p.1:genre=melody,key=h-2,notes=4`-3`-4`-3`-2`,other=~,file-id=~,R=1 \\\ p.2:genre=melody,key=h-4(E),notes=4`-4``-4``-4``-3``-7`-6`-4`-3`,R=~,other=follow:2022-01-02_18-56-20,file-id=2022-01-02_18-56-20.jpg \\\ p.3:genre=melody,key=h-2(C),notes=pitch:1-L6-L3-L4-1-1,R=~,file-id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:篠笛,shinobue #*# / session-memo / p.1:genre=melody,key=h-2,notes=4`-3`-4`-3`-2`,other=~,file-id=~,R=1 \\\ p.2:genre=melody,key=h-4(E),notes=4`-4``-4``-4``-3``-7`-6`-4`-3`,R=~,other=follow:2022-01-02_18-56-20,file-id=2022-01-02_18-56-20.jpg \\\ p.3:genre=melody,key=h-2(C),notes=pitch:1-L6-L3-L4-1-1,R=~,file-id=~,other=~">
            <text:p>:m :篠笛,shinobue #*# / session-memo / p.1:genre=melody,key=h-2,notes=4`-3`-4`-3`-2`,other=~,file-id=~,R=1 \\\ p.2:genre=melody,key=h-4(E),notes=4`-4``-4``-4``-3``-7`-6`-4`-3`,R=~,other=follow:2022-01-02_18-56-20,file-id=2022-01-02_18-56-20.jpg \\\ p.3:genre=melody,key=h-2(C),notes=pitch:1-L6-L3-L4-1-1,R=~,file-id=~,other=~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5" office:value-type="string">
            <text:p>2022-07-02_17-30-28_000.jpg</text:p>
          </table:table-cell>
          <table:table-cell table:style-name="ce27" office:value-type="string">
            <text:p>:m RES 1*3 / free# JVEMV6 68#_299:1 / 68. theoretical-physics(tp) / topics=熱力学,w=~,doc=r-7-A12~1.1.1#4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1*3 / free# JVEMV6 68#_299:1 / 68. theoretical-physics(tp) / topics=熱力学,w=~,doc=r-7-A12~1.1.1#4,s=~,i=~,other=memo+">
            <text:p>:m RES 1*3 / free# JVEMV6 68#_299:1 / 68. theoretical-physics(tp) / topics=熱力学,w=~,doc=r-7-A12~1.1.1#4,s=~,i=~,other=memo+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5" office:value-type="string">
            <text:p>2022-07-02_17-30-10_000.jpg</text:p>
          </table:table-cell>
          <table:table-cell table:style-name="ce27" office:value-type="string">
            <text:p>:m RES 2*3 / free# JVEMV6 68#_299:1 / 68. theoretical-physics(tp) / topics=熱力学,w=~,doc=r-7-A12~1.1.1#4,s=~,i=~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2*3 / free# JVEMV6 68#_299:1 / 68. theoretical-physics(tp) / topics=熱力学,w=~,doc=r-7-A12~1.1.1#4,s=~,i=~,other=~">
            <text:p>:m RES 2*3 / free# JVEMV6 68#_299:1 / 68. theoretical-physics(tp) / topics=熱力学,w=~,doc=r-7-A12~1.1.1#4,s=~,i=~,other=~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5" office:value-type="string">
            <text:p>2022-07-02_17-30-47_000.jpg</text:p>
          </table:table-cell>
          <table:table-cell table:style-name="ce27" office:value-type="string">
            <text:p>:m RES 3*3 / free# JVEMV6 68#_299:1 / 68. theoretical-physics(tp) / topics=熱力学,w=~,doc=r-7-A12~1.1.1#4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3*3 / free# JVEMV6 68#_299:1 / 68. theoretical-physics(tp) / topics=熱力学,w=~,doc=r-7-A12~1.1.1#4,s=~,i=~,other=~">
            <text:p>:m RES 3*3 / free# JVEMV6 68#_299:1 / 68. theoretical-physics(tp) / topics=熱力学,w=~,doc=r-7-A12~1.1.1#4,s=~,i=~,other=~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5" office:value-type="string">
            <text:p>2022-07-02_12-52-00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5" office:value-type="string">
            <text:p>2022-07-02_20-43-05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5" office:value-type="string">
            <text:p>2022-07-03_12-27-2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食べた物 ">
            <text:p>:m 食べた物 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6">
            <text:p>36</text:p>
          </table:table-cell>
          <table:table-cell table:style-name="ce5" office:value-type="string">
            <text:p>2022-07-03_20-32-2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7">
            <text:p>47</text:p>
          </table:table-cell>
          <table:table-cell table:style-name="ce5" office:value-type="string">
            <text:p>2022-07-04_20-50-50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0">
            <text:p>50</text:p>
          </table:table-cell>
          <table:table-cell table:style-name="ce5" office:value-type="string">
            <text:p>2022-07-05_12-19-59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6">
            <text:p>56</text:p>
          </table:table-cell>
          <table:table-cell table:style-name="ce5" office:value-type="string">
            <text:p>2022-07-05_21-02-0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食べた物 ">
            <text:p>:m 食べた物 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5" office:value-type="string">
            <text:p>2022-07-02_16-42-25_000.jpg</text:p>
          </table:table-cell>
          <table:table-cell table:style-name="ce27" office:value-type="string">
            <text:p>:m 東和 PHOTO / 220701f / 四谷三丁目駅 / 四谷プロジェクト / １名（電気） / 三成電機（淺沼組） / 日報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東和 PHOTO / 220701f / 四谷三丁目駅 / 四谷プロジェクト / １名（電気） / 三成電機（淺沼組） / 日報">
            <text:p>:m 東和 PHOTO / 220701f / 四谷三丁目駅 / 四谷プロジェクト / １名（電気） / 三成電機（淺沼組） / 日報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5" office:value-type="string">
            <text:p>2022-07-02_19-08-06_000.jpg</text:p>
          </table:table-cell>
          <table:table-cell table:style-name="ce27" office:value-type="string">
            <text:p>:PHOTO 記録 / @自室 / what=防虫剤 / for=~ / occasion=終了：使い切った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PHOTO 記録 / @自室 / what=防虫剤 / for=~ / occasion=終了：使い切った">
            <text:p>:PHOTO 記録 / @自室 / what=防虫剤 / for=~ / occasion=終了：使い切った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5" office:value-type="string">
            <text:p>2022-07-04_11-35-44_000.jpg</text:p>
          </table:table-cell>
          <table:table-cell table:style-name="ce36" office:value-type="string">
            <text:p>:PHOTO 記録 / subject=お父さんの居室：今までいた部屋 / content=~,for=~,other=関連：お父さんの入院、ホームでの行動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PHOTO 記録 / subject=お父さんの居室：今までいた部屋 / content=~,for=~,other=関連：お父さんの入院、ホームでの行動">
            <text:p>:PHOTO 記録 / subject=お父さんの居室：今までいた部屋 / content=~,for=~,other=関連：お父さんの入院、ホームでの行動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2">
            <text:p>42</text:p>
          </table:table-cell>
          <table:table-cell table:style-name="ce5" office:value-type="string">
            <text:p>2022-07-04_11-35-52_000.jpg</text:p>
          </table:table-cell>
          <table:table-cell table:style-name="ce36" office:value-type="string">
            <text:p>:PHOTO 記録 / subject=お父さんの居室：今までいた部屋 / content=~,for=~,other=関連：お父さんの入院、ホームでの行動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PHOTO 記録 / subject=お父さんの居室：今までいた部屋 / content=~,for=~,other=関連：お父さんの入院、ホームでの行動">
            <text:p>:PHOTO 記録 / subject=お父さんの居室：今までいた部屋 / content=~,for=~,other=関連：お父さんの入院、ホームでの行動</text:p>
          </table:table-cell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3">
            <text:p>43</text:p>
          </table:table-cell>
          <table:table-cell table:style-name="ce5" office:value-type="string">
            <text:p>2022-07-04_11-35-58_000.jpg</text:p>
          </table:table-cell>
          <table:table-cell table:style-name="ce36" office:value-type="string">
            <text:p>:PHOTO 記録 / subject=お父さんの居室：今までいた部屋 / content=~,for=~,other=関連：お父さんの入院、ホームでの行動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PHOTO 記録 / subject=お父さんの居室：今までいた部屋 / content=~,for=~,other=関連：お父さんの入院、ホームでの行動">
            <text:p>:PHOTO 記録 / subject=お父さんの居室：今までいた部屋 / content=~,for=~,other=関連：お父さんの入院、ホームでの行動</text:p>
          </table:table-cell>
          <table:table-cell table:style-name="ce11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0">
            <text:p>40</text:p>
          </table:table-cell>
          <table:table-cell table:style-name="ce5" office:value-type="string">
            <text:p>2022-07-04_08-54-35_000.jpg</text:p>
          </table:table-cell>
          <table:table-cell table:style-name="ce36" office:value-type="string">
            <text:p>:PHOTO 記録 / subject=資料 / content=バス：時刻表：北部市場、他：「宮０４」系統：宮前平駅発 for=バス：ニチイホームへ行く：宮前平駅～北部市場（降りるのは、「犬蔵」の、次）,other=お父さんの入院、ホームでの行動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PHOTO 記録 / subject=資料 / content=バス：時刻表：北部市場、他：「宮０４」系統：宮前平駅発 for=バス：ニチイホームへ行く：宮前平駅～北部市場（降りるのは、「犬蔵」の、次）,other=お父さんの入院、ホームでの行動">
            <text:p>:PHOTO 記録 / subject=資料 / content=バス：時刻表：北部市場、他：「宮０４」系統：宮前平駅発 for=バス：ニチイホームへ行く：宮前平駅～北部市場（降りるのは、「犬蔵」の、次）,other=お父さんの入院、ホームでの行動</text:p>
          </table:table-cell>
          <table:table-cell table:style-name="ce11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5" office:value-type="string">
            <text:p>2022-07-03_07-36-24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9">
            <text:p>39</text:p>
          </table:table-cell>
          <table:table-cell table:style-name="ce5" office:value-type="string">
            <text:p>2022-07-04_07-37-0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5" office:value-type="string">
            <text:p>2022-07-03_09-15-56_000.jpg</text:p>
          </table:table-cell>
          <table:table-cell table:style-name="ce27" office:value-type="string">
            <text:p>:m 東和 PHOTO / 220701f / 四谷三丁目駅 / 四谷プロジェクト / １名（電気） / 三成電機（淺沼組） / 日誌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東和 PHOTO / 220701f / 四谷三丁目駅 / 四谷プロジェクト / １名（電気） / 三成電機（淺沼組） / 日誌">
            <text:p>:m 東和 PHOTO / 220701f / 四谷三丁目駅 / 四谷プロジェクト / １名（電気） / 三成電機（淺沼組） / 日誌</text:p>
          </table:table-cell>
          <table:table-cell table:style-name="ce11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5" office:value-type="string">
            <text:p>2022-07-03_11-45-38_000.jpg</text:p>
          </table:table-cell>
          <table:table-cell table:style-name="ce27" office:value-type="string">
            <text:p>:m RES 1-2*3 / free# JVEMV6 68#_300:1 / 68. theoretical-physics(tp) / topics=熱力学,w=~,doc=r-7-A12~1.1.1#5-3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RES 1-2*3 / free# JVEMV6 68#_300:1 / 68. theoretical-physics(tp) / topics=熱力学,w=~,doc=r-7-A12~1.1.1#5-3,s=~,i=~,other=~">
            <text:p>:m RES 1-2*3 / free# JVEMV6 68#_300:1 / 68. theoretical-physics(tp) / topics=熱力学,w=~,doc=r-7-A12~1.1.1#5-3,s=~,i=~,other=~</text:p>
          </table:table-cell>
          <table:table-cell table:style-name="ce11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5" office:value-type="string">
            <text:p>2022-07-03_11-45-50_000.jpg</text:p>
          </table:table-cell>
          <table:table-cell table:style-name="ce27" office:value-type="string">
            <text:p>:m RES 3*3 / free# JVEMV6 68#_300:1 / 68. theoretical-physics(tp) / topics=熱力学,w=原理,doc=r-7-A12~1.1.1#5-3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RES 3*3 / free# JVEMV6 68#_300:1 / 68. theoretical-physics(tp) / topics=熱力学,w=原理,doc=r-7-A12~1.1.1#5-3,s=~,i=~,other=~">
            <text:p>:m RES 3*3 / free# JVEMV6 68#_300:1 / 68. theoretical-physics(tp) / topics=熱力学,w=原理,doc=r-7-A12~1.1.1#5-3,s=~,i=~,other=~</text:p>
          </table:table-cell>
          <table:table-cell table:style-name="ce11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5" office:value-type="string">
            <text:p>2022-07-03_16-13-08_000.jpg</text:p>
          </table:table-cell>
          <table:table-cell table:style-name="ce36" office:value-type="string">
            <text:p>:m RES 1*2 / free# JVEMV6 68#_300:2 / 68. theoretical-physics(tp) / topics=統計力学,w=原理,doc=r-7-A7~2.1#2.17.3.1,s=~,i=~,other=memo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RES 1*2 / free# JVEMV6 68#_300:2 / 68. theoretical-physics(tp) / topics=統計力学,w=原理,doc=r-7-A7~2.1#2.17.3.1,s=~,i=~,other=memo+;calc+">
            <text:p>:m RES 1*2 / free# JVEMV6 68#_300:2 / 68. theoretical-physics(tp) / topics=統計力学,w=原理,doc=r-7-A7~2.1#2.17.3.1,s=~,i=~,other=memo+;calc+</text:p>
          </table:table-cell>
          <table:table-cell table:style-name="ce11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0">
            <text:p>30</text:p>
          </table:table-cell>
          <table:table-cell table:style-name="ce5" office:value-type="string">
            <text:p>2022-07-03_16-13-35_000.jpg</text:p>
          </table:table-cell>
          <table:table-cell table:style-name="ce36" office:value-type="string">
            <text:p>:m RES 2*2 / free# JVEMV6 68#_300:2 / 68. theoretical-physics(tp) / topics=統計力学,w=原理,doc=r-7-A7~2.1#2.17.3.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RES 2*2 / free# JVEMV6 68#_300:2 / 68. theoretical-physics(tp) / topics=統計力学,w=原理,doc=r-7-A7~2.1#2.17.3.1,s=~,i=~,other=~">
            <text:p>:m RES 2*2 / free# JVEMV6 68#_300:2 / 68. theoretical-physics(tp) / topics=統計力学,w=原理,doc=r-7-A7~2.1#2.17.3.1,s=~,i=~,other=~</text:p>
          </table:table-cell>
          <table:table-cell table:style-name="ce11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5" office:value-type="string">
            <text:p>2022-07-03_17-39-50_000.jpg</text:p>
          </table:table-cell>
          <table:table-cell table:style-name="ce27" office:value-type="string">
            <text:p>:m RES 1*1 / free# JVEMV6 68#_300:3 / 68. theoretical-physics(tp) / topics=流体力学,w=~,doc=r-7-A10~4.1.3#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RES 1*1 / free# JVEMV6 68#_300:3 / 68. theoretical-physics(tp) / topics=流体力学,w=~,doc=r-7-A10~4.1.3#1,s=~,i=~,other=~">
            <text:p>:m RES 1*1 / free# JVEMV6 68#_300:3 / 68. theoretical-physics(tp) / topics=流体力学,w=~,doc=r-7-A10~4.1.3#1,s=~,i=~,other=~</text:p>
          </table:table-cell>
          <table:table-cell table:style-name="ce11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5">
            <text:p>35</text:p>
          </table:table-cell>
          <table:table-cell table:style-name="ce5" office:value-type="string">
            <text:p>2022-07-03_19-00-34_000.jpg</text:p>
          </table:table-cell>
          <table:table-cell table:style-name="ce36" office:value-type="string">
            <text:p>p.1:genre=melody,key=h-2`(C),notes=7-4`-3`-3`-2`-3`-4`,R=1,file-id=~,other=~ \\\ p.2:genre=melody,key=h-4(E),notes=4`-4``-4``-7`-6`-4`-3`;pitch:1-5-5-4-3f-1-L7f-1-3f-4-5-5-5,R=2,file-id=~,other=~ \\\ p.3:genre=melody,key=~,notes=4``-4``-7`-4``-4``,R=~,file-id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p.1:genre=melody,key=h-2`(C),notes=7-4`-3`-3`-2`-3`-4`,R=1,file-id=~,other=~ \\\ p.2:genre=melody,key=h-4(E),notes=4`-4``-4``-7`-6`-4`-3`;pitch:1-5-5-4-3f-1-L7f-1-3f-4-5-5-5,R=2,file-id=~,other=~ \\\ p.3:genre=melody,key=~,notes=4``-4``-7`-4``-4``,R=~,file-id=~,other=~">
            <text:p>p.1:genre=melody,key=h-2`(C),notes=7-4`-3`-3`-2`-3`-4`,R=1,file-id=~,other=~ \\\ p.2:genre=melody,key=h-4(E),notes=4`-4``-4``-7`-6`-4`-3`;pitch:1-5-5-4-3f-1-L7f-1-3f-4-5-5-5,R=2,file-id=~,other=~ \\\ p.3:genre=melody,key=~,notes=4``-4``-7`-4``-4``,R=~,file-id=~,other=~</text:p>
          </table:table-cell>
          <table:table-cell table:style-name="ce11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4">
            <text:p>44</text:p>
          </table:table-cell>
          <table:table-cell table:style-name="ce5" office:value-type="string">
            <text:p>2022-07-04_17-23-28_000.jpg</text:p>
          </table:table-cell>
          <table:table-cell table:style-name="ce27" office:value-type="string">
            <text:p>:m RES 1*1 / free# JVEMV6 68#_301:1 / 68. theoretical-physics(tp) / topics=流体力学,w=~,doc=r-7-A10~4.1.3#2-2.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RES 1*1 / free# JVEMV6 68#_301:1 / 68. theoretical-physics(tp) / topics=流体力学,w=~,doc=r-7-A10~4.1.3#2-2.1,s=~,i=~,other=~">
            <text:p>:m RES 1*1 / free# JVEMV6 68#_301:1 / 68. theoretical-physics(tp) / topics=流体力学,w=~,doc=r-7-A10~4.1.3#2-2.1,s=~,i=~,other=~</text:p>
          </table:table-cell>
          <table:table-cell table:style-name="ce11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6">
            <text:p>46</text:p>
          </table:table-cell>
          <table:table-cell table:style-name="ce5" office:value-type="string">
            <text:p>2022-07-04_19-31-41_000.jpg</text:p>
          </table:table-cell>
          <table:table-cell table:style-name="ce36" office:value-type="string">
            <text:p>:m #*# RES / JVEMV6 64#177_1_kishin_hakuseki / 『日本思想大系３５　新井白石』 著者=~,校注=松村明、他 / p.146 / w=~,topic=~,publisher=岩波書店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#*# RES / JVEMV6 64#177_1_kishin_hakuseki / 『日本思想大系３５　新井白石』 著者=~,校注=松村明、他 / p.146 / w=~,topic=~,publisher=岩波書店,other=~">
            <text:p>:m #*# RES / JVEMV6 64#177_1_kishin_hakuseki / 『日本思想大系３５　新井白石』 著者=~,校注=松村明、他 / p.146 / w=~,topic=~,publisher=岩波書店,other=~</text:p>
          </table:table-cell>
          <table:table-cell table:style-name="ce11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1">
            <text:p>51</text:p>
          </table:table-cell>
          <table:table-cell table:style-name="ce5" office:value-type="string">
            <text:p>2022-07-05_15-33-45_000.jpg</text:p>
          </table:table-cell>
          <table:table-cell table:style-name="ce27" office:value-type="string">
            <text:p>:m RES 1*4 / free# JVEMV6 68#_302:1 / 68. theoretical-physics(tp) / topics=ランダウ記号,w=~,doc=r-6-1~7#1,s=~,i=~,other=memo+;calc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RES 1*4 / free# JVEMV6 68#_302:1 / 68. theoretical-physics(tp) / topics=ランダウ記号,w=~,doc=r-6-1~7#1,s=~,i=~,other=memo+;calc+">
            <text:p>:m RES 1*4 / free# JVEMV6 68#_302:1 / 68. theoretical-physics(tp) / topics=ランダウ記号,w=~,doc=r-6-1~7#1,s=~,i=~,other=memo+;calc+</text:p>
          </table:table-cell>
          <table:table-cell table:style-name="ce11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2">
            <text:p>52</text:p>
          </table:table-cell>
          <table:table-cell table:style-name="ce5" office:value-type="string">
            <text:p>2022-07-05_15-34-05_000.jpg</text:p>
          </table:table-cell>
          <table:table-cell table:style-name="ce15" office:value-type="string">
            <text:p>:m RES 2*4 / free# JVEMV6 68#_302:1 / 68. theoretical-physics(tp) / topics=ランダウ記号,w=~,doc=r-6-1~7#1,s=~,i=~,other=memo+</text:p>
          </table:table-cell>
          <table:table-cell table:style-name="ce15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RES 2*4 / free# JVEMV6 68#_302:1 / 68. theoretical-physics(tp) / topics=ランダウ記号,w=~,doc=r-6-1~7#1,s=~,i=~,other=memo+">
            <text:p>:m RES 2*4 / free# JVEMV6 68#_302:1 / 68. theoretical-physics(tp) / topics=ランダウ記号,w=~,doc=r-6-1~7#1,s=~,i=~,other=memo+</text:p>
          </table:table-cell>
          <table:table-cell table:style-name="ce11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3">
            <text:p>53</text:p>
          </table:table-cell>
          <table:table-cell table:style-name="ce5" office:value-type="string">
            <text:p>2022-07-05_15-34-26_000.jpg</text:p>
          </table:table-cell>
          <table:table-cell table:style-name="ce27" office:value-type="string">
            <text:p>:m RES 3*4 / free# JVEMV6 68#_302:1 / 68. theoretical-physics(tp) / topics=ランダウ記号,w=~,doc=r-6-1~7#1,s=~,i=~,other=memo+;calc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RES 3*4 / free# JVEMV6 68#_302:1 / 68. theoretical-physics(tp) / topics=ランダウ記号,w=~,doc=r-6-1~7#1,s=~,i=~,other=memo+;calc+">
            <text:p>:m RES 3*4 / free# JVEMV6 68#_302:1 / 68. theoretical-physics(tp) / topics=ランダウ記号,w=~,doc=r-6-1~7#1,s=~,i=~,other=memo+;calc+</text:p>
          </table:table-cell>
          <table:table-cell table:style-name="ce11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4">
            <text:p>54</text:p>
          </table:table-cell>
          <table:table-cell table:style-name="ce5" office:value-type="string">
            <text:p>2022-07-05_15-34-51_000.jpg</text:p>
          </table:table-cell>
          <table:table-cell table:style-name="ce27" office:value-type="string">
            <text:p>:m RES 4*4 / free# JVEMV6 68#_302:1 / 68. theoretical-physics(tp) / topics=ランダウ記号,w=~,doc=r-6-1~7#1,s=~,i=~,other=memo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RES 4*4 / free# JVEMV6 68#_302:1 / 68. theoretical-physics(tp) / topics=ランダウ記号,w=~,doc=r-6-1~7#1,s=~,i=~,other=memo+">
            <text:p>:m RES 4*4 / free# JVEMV6 68#_302:1 / 68. theoretical-physics(tp) / topics=ランダウ記号,w=~,doc=r-6-1~7#1,s=~,i=~,other=memo+</text:p>
          </table:table-cell>
          <table:table-cell table:style-name="ce11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5">
            <text:p>55</text:p>
          </table:table-cell>
          <table:table-cell table:style-name="ce5" office:value-type="string">
            <text:p>2022-07-05_17-24-56_000.jpg</text:p>
          </table:table-cell>
          <table:table-cell table:style-name="ce27" office:value-type="string">
            <text:p>:m RES 1*1 / free# JVEMV6 68#_302:2 / 68. theoretical-physics(tp) / topics=ランダウ記号,w=~,doc=r-6-1~7#2-1.2,s=~,i=~,other=memo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RES 1*1 / free# JVEMV6 68#_302:2 / 68. theoretical-physics(tp) / topics=ランダウ記号,w=~,doc=r-6-1~7#2-1.2,s=~,i=~,other=memo+;calc+">
            <text:p>:m RES 1*1 / free# JVEMV6 68#_302:2 / 68. theoretical-physics(tp) / topics=ランダウ記号,w=~,doc=r-6-1~7#2-1.2,s=~,i=~,other=memo+;calc+</text:p>
          </table:table-cell>
          <table:table-cell table:style-name="ce11" table:formula="of:=RIGHT([.B40];[.K40])" office:value-type="string" office:string-value="jpg">
            <text:p>jpg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06-10_04-18-45_000.mid</text:p>
          </table:table-cell>
          <table:table-cell table:style-name="ce27" office:value-type="string">
            <text:p>:in-mid / app=perfect-piano / 演奏、play / category=~,inst=~,for=~,gen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1" table:formula="of:=RIGHT([.B41];[.K41])" office:value-type="string" office:string-value="mid">
            <text:p>mid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2-06-19_07-30-02_000.mid</text:p>
          </table:table-cell>
          <table:table-cell table:style-name="ce27" office:value-type="string">
            <text:p>:in-mid / app=perfect-piano / 演奏、play / category=~,inst=~,for=~,gen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1" table:formula="of:=RIGHT([.B42];[.K42])" office:value-type="string" office:string-value="mid">
            <text:p>mid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2-06-30_21-55-33_000.mid</text:p>
          </table:table-cell>
          <table:table-cell table:style-name="ce27" office:value-type="string">
            <text:p>:in-mid / app=perfect-piano / 演奏、play / category=~,inst=~,for=~,genre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1" table:formula="of:=RIGHT([.B43];[.K43])" office:value-type="string" office:string-value="mid">
            <text:p>mid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06-05_19-08-39_000.mid</text:p>
          </table:table-cell>
          <table:table-cell table:style-name="ce27" office:value-type="string">
            <text:p>:in-mid / app=perfect-piano / 演奏、play / category=~,inst=~,for=shaku,gen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in-mid / app=perfect-piano / 演奏、play / category=~,inst=~,for=shaku,genre=~">
            <text:p>:in-mid / app=perfect-piano / 演奏、play / category=~,inst=~,for=shaku,genre=~</text:p>
          </table:table-cell>
          <table:table-cell table:style-name="ce11" table:formula="of:=RIGHT([.B44];[.K44])" office:value-type="string" office:string-value="mid">
            <text:p>mid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2-06-22_22-30-26_000.mid</text:p>
          </table:table-cell>
          <table:table-cell table:style-name="ce27" office:value-type="string">
            <text:p>:in-mid / app=perfect-piano / 演奏、play / category=~,inst=~,for=shino,gen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in-mid / app=perfect-piano / 演奏、play / category=~,inst=~,for=shino,genre=~">
            <text:p>:in-mid / app=perfect-piano / 演奏、play / category=~,inst=~,for=shino,genre=~</text:p>
          </table:table-cell>
          <table:table-cell table:style-name="ce11" table:formula="of:=RIGHT([.B45];[.K45])" office:value-type="string" office:string-value="mid">
            <text:p>mid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2-06-23_22-37-20_000.mid</text:p>
          </table:table-cell>
          <table:table-cell table:style-name="ce27" office:value-type="string">
            <text:p>:in-mid / app=perfect-piano / 演奏、play / category=~,inst=~,for=shino,gen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in-mid / app=perfect-piano / 演奏、play / category=~,inst=~,for=shino,genre=~">
            <text:p>:in-mid / app=perfect-piano / 演奏、play / category=~,inst=~,for=shino,genre=~</text:p>
          </table:table-cell>
          <table:table-cell table:style-name="ce11" table:formula="of:=RIGHT([.B46];[.K46])" office:value-type="string" office:string-value="mid">
            <text:p>mid</text:p>
          </table:table-cell>
          <table:table-cell table:style-name="ce53" table:formula="of:=FIND(&quot;.&quot;;[.B46];1)" office:value-type="float" office:value="24">
            <text:p>24</text:p>
          </table:table-cell>
          <table:table-cell table:formula="of:=LEN([.B46])" office:value-type="float" office:value="27">
            <text:p>27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2-06-26_09-49-19_000.mid</text:p>
          </table:table-cell>
          <table:table-cell table:style-name="ce27" office:value-type="string">
            <text:p>:in-mid / app=perfect-piano / 演奏、play / category=~,inst=~,for=shino,genre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in-mid / app=perfect-piano / 演奏、play / category=~,inst=~,for=shino,genre=~">
            <text:p>:in-mid / app=perfect-piano / 演奏、play / category=~,inst=~,for=shino,genre=~</text:p>
          </table:table-cell>
          <table:table-cell table:style-name="ce11" table:formula="of:=RIGHT([.B47];[.K47])" office:value-type="string" office:string-value="mid">
            <text:p>mid</text:p>
          </table:table-cell>
          <table:table-cell table:style-name="ce53" table:formula="of:=FIND(&quot;.&quot;;[.B47];1)" office:value-type="float" office:value="24">
            <text:p>24</text:p>
          </table:table-cell>
          <table:table-cell table:formula="of:=LEN([.B47])" office:value-type="float" office:value="27">
            <text:p>27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2">
            <text:p>32</text:p>
          </table:table-cell>
          <table:table-cell table:style-name="ce5" office:value-type="string">
            <text:p>2022-07-03_18-21-32_000.mp4</text:p>
          </table:table-cell>
          <table:table-cell table:style-name="ce27" office:value-type="string">
            <text:p>:VIDEO / @自室 / 記録 / jap.flute / 演奏、play / R=1 / record,for=~,other=~,memo=+,fil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VIDEO / @自室 / 記録 / jap.flute / 演奏、play / R=1 / record,for=~,other=~,memo=+,file-id=~ / follow~">
            <text:p>:VIDEO / @自室 / 記録 / jap.flute / 演奏、play / R=1 / record,for=~,other=~,memo=+,file-id=~ / follow~</text:p>
          </table:table-cell>
          <table:table-cell table:style-name="ce11" table:formula="of:=RIGHT([.B48];[.K48])" office:value-type="string" office:string-value="mp4">
            <text:p>mp4</text:p>
          </table:table-cell>
          <table:table-cell table:style-name="ce53" table:formula="of:=FIND(&quot;.&quot;;[.B48];1)" office:value-type="float" office:value="24">
            <text:p>24</text:p>
          </table:table-cell>
          <table:table-cell table:formula="of:=LEN([.B48])" office:value-type="float" office:value="27">
            <text:p>27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5">
            <text:p>45</text:p>
          </table:table-cell>
          <table:table-cell table:style-name="ce5" office:value-type="string">
            <text:p>2022-07-04_18-52-57_000.mp4</text:p>
          </table:table-cell>
          <table:table-cell table:style-name="ce27" office:value-type="string">
            <text:p>:VIDEO / @自室 / 記録 / jap.flute / 演奏、play / R=1 / record,for=~,other=~,memo=~,fil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VIDEO / @自室 / 記録 / jap.flute / 演奏、play / R=1 / record,for=~,other=~,memo=~,file-id=~ / follow~">
            <text:p>:VIDEO / @自室 / 記録 / jap.flute / 演奏、play / R=1 / record,for=~,other=~,memo=~,file-id=~ / follow~</text:p>
          </table:table-cell>
          <table:table-cell table:style-name="ce11" table:formula="of:=RIGHT([.B49];[.K49])" office:value-type="string" office:string-value="mp4">
            <text:p>mp4</text:p>
          </table:table-cell>
          <table:table-cell table:style-name="ce53" table:formula="of:=FIND(&quot;.&quot;;[.B49];1)" office:value-type="float" office:value="24">
            <text:p>24</text:p>
          </table:table-cell>
          <table:table-cell table:formula="of:=LEN([.B49])" office:value-type="float" office:value="27">
            <text:p>27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5" office:value-type="string">
            <text:p>2022-07-02_18-24-45_000.mp4</text:p>
          </table:table-cell>
          <table:table-cell table:style-name="ce36" office:value-type="string">
            <text:p>:VIDEO / @自室 / 記録 / jap.flute / 演奏、play / R=1 / record,for=~,other=~,memo=p.1,fil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VIDEO / @自室 / 記録 / jap.flute / 演奏、play / R=1 / record,for=~,other=~,memo=p.1,file-id=~ / follow~">
            <text:p>:VIDEO / @自室 / 記録 / jap.flute / 演奏、play / R=1 / record,for=~,other=~,memo=p.1,file-id=~ / follow~</text:p>
          </table:table-cell>
          <table:table-cell table:style-name="ce11" table:formula="of:=RIGHT([.B50];[.K50])" office:value-type="string" office:string-value="mp4">
            <text:p>mp4</text:p>
          </table:table-cell>
          <table:table-cell table:style-name="ce53" table:formula="of:=FIND(&quot;.&quot;;[.B50];1)" office:value-type="float" office:value="24">
            <text:p>24</text:p>
          </table:table-cell>
          <table:table-cell table:formula="of:=LEN([.B50])" office:value-type="float" office:value="27">
            <text:p>27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9" office:value-type="string">
            <text:p>2022-01-09_18-06-04_000.mp4</text:p>
          </table:table-cell>
          <table:table-cell table:style-name="ce27" office:value-type="string">
            <text:p>:VIDEO / @自室 / 記録 / jap.flute / 演奏、play / R=1 / record,for=~,other=~,memo~,fil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VIDEO / @自室 / 記録 / jap.flute / 演奏、play / R=1 / record,for=~,other=~,memo~,file-id=~ / follow~">
            <text:p>:VIDEO / @自室 / 記録 / jap.flute / 演奏、play / R=1 / record,for=~,other=~,memo~,file-id=~ / follow~</text:p>
          </table:table-cell>
          <table:table-cell table:style-name="ce11" table:formula="of:=RIGHT([.B51];[.K51])" office:value-type="string" office:string-value="mp4">
            <text:p>mp4</text:p>
          </table:table-cell>
          <table:table-cell table:style-name="ce53" table:formula="of:=FIND(&quot;.&quot;;[.B51];1)" office:value-type="float" office:value="24">
            <text:p>24</text:p>
          </table:table-cell>
          <table:table-cell table:formula="of:=LEN([.B51])" office:value-type="float" office:value="27">
            <text:p>27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8" office:value-type="string">
            <text:p>2022-01-09_18-30-44_000.mp4</text:p>
          </table:table-cell>
          <table:table-cell table:style-name="ce27" office:value-type="string">
            <text:p>:VIDEO / @自室 / 記録 / jap.flute / 演奏、play / R=2 / record,for=~,other=~,memo~,fil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VIDEO / @自室 / 記録 / jap.flute / 演奏、play / R=2 / record,for=~,other=~,memo~,file-id=~ / follow~">
            <text:p>:VIDEO / @自室 / 記録 / jap.flute / 演奏、play / R=2 / record,for=~,other=~,memo~,file-id=~ / follow~</text:p>
          </table:table-cell>
          <table:table-cell table:style-name="ce11" table:formula="of:=RIGHT([.B52];[.K52])" office:value-type="string" office:string-value="mp4">
            <text:p>mp4</text:p>
          </table:table-cell>
          <table:table-cell table:style-name="ce53" table:formula="of:=FIND(&quot;.&quot;;[.B52];1)" office:value-type="float" office:value="24">
            <text:p>24</text:p>
          </table:table-cell>
          <table:table-cell table:formula="of:=LEN([.B52])" office:value-type="float" office:value="27">
            <text:p>27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3">
            <text:p>33</text:p>
          </table:table-cell>
          <table:table-cell table:style-name="ce5" office:value-type="string">
            <text:p>2022-07-03_18-36-04_000.mp4</text:p>
          </table:table-cell>
          <table:table-cell table:style-name="ce27" office:value-type="string">
            <text:p>:VIDEO / @自室 / 記録 / jap.flute / 演奏、play / R=2 / record,for=お囃子,other=~,memo=+,file-id=2022-07-03_18-36-04_000.mp4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VIDEO / @自室 / 記録 / jap.flute / 演奏、play / R=2 / record,for=お囃子,other=~,memo=+,file-id=2022-07-03_18-36-04_000.mp4 / follow~">
            <text:p>:VIDEO / @自室 / 記録 / jap.flute / 演奏、play / R=2 / record,for=お囃子,other=~,memo=+,file-id=2022-07-03_18-36-04_000.mp4 / follow~</text:p>
          </table:table-cell>
          <table:table-cell table:style-name="ce11" table:formula="of:=RIGHT([.B53];[.K53])" office:value-type="string" office:string-value="mp4">
            <text:p>mp4</text:p>
          </table:table-cell>
          <table:table-cell table:style-name="ce53" table:formula="of:=FIND(&quot;.&quot;;[.B53];1)" office:value-type="float" office:value="24">
            <text:p>24</text:p>
          </table:table-cell>
          <table:table-cell table:formula="of:=LEN([.B53])" office:value-type="float" office:value="27">
            <text:p>27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8" office:value-type="string">
            <text:p>2022-01-09_18-33-03_000.mp4</text:p>
          </table:table-cell>
          <table:table-cell table:style-name="ce27" office:value-type="string">
            <text:p>:VIDEO / @自室 / 記録 / jap.flute / 演奏、play / R=3 / record,for=~,other=~,memo~,fil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VIDEO / @自室 / 記録 / jap.flute / 演奏、play / R=3 / record,for=~,other=~,memo~,file-id=~ / follow~">
            <text:p>:VIDEO / @自室 / 記録 / jap.flute / 演奏、play / R=3 / record,for=~,other=~,memo~,file-id=~ / follow~</text:p>
          </table:table-cell>
          <table:table-cell table:style-name="ce11" table:formula="of:=RIGHT([.B54];[.K54])" office:value-type="string" office:string-value="mp4">
            <text:p>mp4</text:p>
          </table:table-cell>
          <table:table-cell table:style-name="ce53" table:formula="of:=FIND(&quot;.&quot;;[.B54];1)" office:value-type="float" office:value="24">
            <text:p>24</text:p>
          </table:table-cell>
          <table:table-cell table:formula="of:=LEN([.B54])" office:value-type="float" office:value="27">
            <text:p>27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4">
            <text:p>34</text:p>
          </table:table-cell>
          <table:table-cell table:style-name="ce5" office:value-type="string">
            <text:p>2022-07-03_18-37-17_000.mp4</text:p>
          </table:table-cell>
          <table:table-cell table:style-name="ce27" office:value-type="string">
            <text:p>:VIDEO / @自室 / 記録 / jap.flute / 演奏、play / R=3 / record,for=お囃子,other=~,memo=+,file-id=2022-07-03_18-36-04_000.mp4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VIDEO / @自室 / 記録 / jap.flute / 演奏、play / R=3 / record,for=お囃子,other=~,memo=+,file-id=2022-07-03_18-36-04_000.mp4 / follow~">
            <text:p>:VIDEO / @自室 / 記録 / jap.flute / 演奏、play / R=3 / record,for=お囃子,other=~,memo=+,file-id=2022-07-03_18-36-04_000.mp4 / follow~</text:p>
          </table:table-cell>
          <table:table-cell table:style-name="ce11" table:formula="of:=RIGHT([.B55];[.K55])" office:value-type="string" office:string-value="mp4">
            <text:p>mp4</text:p>
          </table:table-cell>
          <table:table-cell table:style-name="ce53" table:formula="of:=FIND(&quot;.&quot;;[.B55];1)" office:value-type="float" office:value="24">
            <text:p>24</text:p>
          </table:table-cell>
          <table:table-cell table:formula="of:=LEN([.B55])" office:value-type="float" office:value="27">
            <text:p>27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8" office:value-type="string">
            <text:p>2022-01-09_18-36-05_000.mp4</text:p>
          </table:table-cell>
          <table:table-cell table:style-name="ce27" office:value-type="string">
            <text:p>:VIDEO / @自室 / 記録 / jap.flute / 演奏、play / R=4 / record,for=~,other=~,memo~,fil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VIDEO / @自室 / 記録 / jap.flute / 演奏、play / R=4 / record,for=~,other=~,memo~,file-id=~ / follow~">
            <text:p>:VIDEO / @自室 / 記録 / jap.flute / 演奏、play / R=4 / record,for=~,other=~,memo~,file-id=~ / follow~</text:p>
          </table:table-cell>
          <table:table-cell table:style-name="ce11" table:formula="of:=RIGHT([.B56];[.K56])" office:value-type="string" office:string-value="mp4">
            <text:p>mp4</text:p>
          </table:table-cell>
          <table:table-cell table:style-name="ce53" table:formula="of:=FIND(&quot;.&quot;;[.B56];1)" office:value-type="float" office:value="24">
            <text:p>24</text:p>
          </table:table-cell>
          <table:table-cell table:formula="of:=LEN([.B56])" office:value-type="float" office:value="27">
            <text:p>27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8" office:value-type="string">
            <text:p>2022-01-09_18-52-17_000.mp4</text:p>
          </table:table-cell>
          <table:table-cell table:style-name="ce27" office:value-type="string">
            <text:p>:VIDEO / @自室 / 記録 / jap.flute / 演奏、play / R=5 / record,for=~,other=~,memo~,fil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VIDEO / @自室 / 記録 / jap.flute / 演奏、play / R=5 / record,for=~,other=~,memo~,file-id=~ / follow~">
            <text:p>:VIDEO / @自室 / 記録 / jap.flute / 演奏、play / R=5 / record,for=~,other=~,memo~,file-id=~ / follow~</text:p>
          </table:table-cell>
          <table:table-cell table:style-name="ce11" table:formula="of:=RIGHT([.B57];[.K57])" office:value-type="string" office:string-value="mp4">
            <text:p>mp4</text:p>
          </table:table-cell>
          <table:table-cell table:style-name="ce53" table:formula="of:=FIND(&quot;.&quot;;[.B57];1)" office:value-type="float" office:value="24">
            <text:p>24</text:p>
          </table:table-cell>
          <table:table-cell table:formula="of:=LEN([.B57])" office:value-type="float" office:value="27">
            <text:p>27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5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8])" office:value-type="float" office:value="31">
            <text:p>3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A2:Sheet1.AMJ57" table:contains-header="false">
          <table:sort>
            <table:sort-by table:field-number="7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6">2022/07/06</text:date>, <text:time>16:08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7-06T16:08:25.17</dc:date>
    <dc:creator>iwabuchi ken</dc:creator>
    <meta:editing-duration>P48DT21M5S</meta:editing-duration>
    <meta:editing-cycles>15493</meta:editing-cycles>
    <meta:document-statistic meta:table-count="2" meta:cell-count="952" meta:object-count="0"/>
    <meta:user-defined meta:name="qrichtext">1</meta:user-defined>
  </office:meta>
</office:document-meta>
</file>